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SFT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office:value-type="float" office:value="78.580002" calcext:value-type="float">
            <text:p>78.580002</text:p>
          </table:table-cell>
          <table:table-cell office:value-type="float" office:value="79.099998" calcext:value-type="float">
            <text:p>79.099998</text:p>
          </table:table-cell>
          <table:table-cell office:value-type="float" office:value="78.010002" calcext:value-type="float">
            <text:p>78.010002</text:p>
          </table:table-cell>
          <table:table-cell office:value-type="float" office:value="78.629997" calcext:value-type="float">
            <text:p>78.629997</text:p>
          </table:table-cell>
          <table:table-cell office:value-type="float" office:value="78.237083" calcext:value-type="float">
            <text:p>78.237083</text:p>
          </table:table-cell>
          <table:table-cell office:value-type="float" office:value="20410800" calcext:value-type="float">
            <text:p>20410800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79.419998" calcext:value-type="float">
            <text:p>79.419998</text:p>
          </table:table-cell>
          <table:table-cell office:value-type="float" office:value="78.75" calcext:value-type="float">
            <text:p>78.75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78.36644" calcext:value-type="float">
            <text:p>78.36644</text:p>
          </table:table-cell>
          <table:table-cell office:value-type="float" office:value="32120700" calcext:value-type="float">
            <text:p>32120700</text:p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office:value-type="float" office:value="84.370003" calcext:value-type="float">
            <text:p>84.370003</text:p>
          </table:table-cell>
          <table:table-cell office:value-type="float" office:value="86.199997" calcext:value-type="float">
            <text:p>86.199997</text:p>
          </table:table-cell>
          <table:table-cell office:value-type="float" office:value="83.610001" calcext:value-type="float">
            <text:p>83.610001</text:p>
          </table:table-cell>
          <table:table-cell office:value-type="float" office:value="83.809998" calcext:value-type="float">
            <text:p>83.809998</text:p>
          </table:table-cell>
          <table:table-cell office:value-type="float" office:value="83.391197" calcext:value-type="float">
            <text:p>83.391197</text:p>
          </table:table-cell>
          <table:table-cell office:value-type="float" office:value="71066700" calcext:value-type="float">
            <text:p>710667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83.699997" calcext:value-type="float">
            <text:p>83.699997</text:p>
          </table:table-cell>
          <table:table-cell office:value-type="float" office:value="84.330002" calcext:value-type="float">
            <text:p>84.330002</text:p>
          </table:table-cell>
          <table:table-cell office:value-type="float" office:value="83.110001" calcext:value-type="float">
            <text:p>83.110001</text:p>
          </table:table-cell>
          <table:table-cell office:value-type="float" office:value="83.889999" calcext:value-type="float">
            <text:p>83.889999</text:p>
          </table:table-cell>
          <table:table-cell office:value-type="float" office:value="83.470802" calcext:value-type="float">
            <text:p>83.470802</text:p>
          </table:table-cell>
          <table:table-cell office:value-type="float" office:value="31756700" calcext:value-type="float">
            <text:p>31756700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table:number-columns-repeated="2" office:value-type="float" office:value="84.360001" calcext:value-type="float">
            <text:p>84.360001</text:p>
          </table:table-cell>
          <table:table-cell office:value-type="float" office:value="83.110001" calcext:value-type="float">
            <text:p>83.110001</text:p>
          </table:table-cell>
          <table:table-cell office:value-type="float" office:value="83.18" calcext:value-type="float">
            <text:p>83.18</text:p>
          </table:table-cell>
          <table:table-cell office:value-type="float" office:value="82.764351" calcext:value-type="float">
            <text:p>82.764351</text:p>
          </table:table-cell>
          <table:table-cell office:value-type="float" office:value="27086600" calcext:value-type="float">
            <text:p>2708660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83.68" calcext:value-type="float">
            <text:p>83.68</text:p>
          </table:table-cell>
          <table:table-cell office:value-type="float" office:value="83.760002" calcext:value-type="float">
            <text:p>83.760002</text:p>
          </table:table-cell>
          <table:table-cell office:value-type="float" office:value="82.879997" calcext:value-type="float">
            <text:p>82.879997</text:p>
          </table:table-cell>
          <table:table-cell office:value-type="float" office:value="83.18" calcext:value-type="float">
            <text:p>83.18</text:p>
          </table:table-cell>
          <table:table-cell office:value-type="float" office:value="82.764351" calcext:value-type="float">
            <text:p>82.764351</text:p>
          </table:table-cell>
          <table:table-cell office:value-type="float" office:value="22307400" calcext:value-type="float">
            <text:p>22307400</text:p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office:value-type="float" office:value="83.349998" calcext:value-type="float">
            <text:p>83.349998</text:p>
          </table:table-cell>
          <table:table-cell office:value-type="float" office:value="84.459999" calcext:value-type="float">
            <text:p>84.459999</text:p>
          </table:table-cell>
          <table:table-cell office:value-type="float" office:value="83.120003" calcext:value-type="float">
            <text:p>83.120003</text:p>
          </table:table-cell>
          <table:table-cell office:value-type="float" office:value="84.050003" calcext:value-type="float">
            <text:p>84.050003</text:p>
          </table:table-cell>
          <table:table-cell office:value-type="float" office:value="83.630005" calcext:value-type="float">
            <text:p>83.630005</text:p>
          </table:table-cell>
          <table:table-cell office:value-type="float" office:value="23992900" calcext:value-type="float">
            <text:p>23992900</text:p>
          </table:table-cell>
        </table:table-row>
        <table:table-row table:style-name="ro1">
          <table:table-cell office:value-type="string" calcext:value-type="string">
            <text:p>2017-11-03</text:p>
          </table:table-cell>
          <table:table-cell office:value-type="float" office:value="84.080002" calcext:value-type="float">
            <text:p>84.080002</text:p>
          </table:table-cell>
          <table:table-cell office:value-type="float" office:value="84.540001" calcext:value-type="float">
            <text:p>84.540001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84.139999" calcext:value-type="float">
            <text:p>84.139999</text:p>
          </table:table-cell>
          <table:table-cell office:value-type="float" office:value="83.719551" calcext:value-type="float">
            <text:p>83.719551</text:p>
          </table:table-cell>
          <table:table-cell office:value-type="float" office:value="17633500" calcext:value-type="float">
            <text:p>17633500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84.699997" calcext:value-type="float">
            <text:p>84.699997</text:p>
          </table:table-cell>
          <table:table-cell office:value-type="float" office:value="84.080002" calcext:value-type="float">
            <text:p>84.080002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84.047905" calcext:value-type="float">
            <text:p>84.047905</text:p>
          </table:table-cell>
          <table:table-cell office:value-type="float" office:value="19860900" calcext:value-type="float">
            <text:p>19860900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office:value-type="float" office:value="84.769997" calcext:value-type="float">
            <text:p>84.769997</text:p>
          </table:table-cell>
          <table:table-cell office:value-type="float" office:value="84.900002" calcext:value-type="float">
            <text:p>84.900002</text:p>
          </table:table-cell>
          <table:table-cell office:value-type="float" office:value="83.93" calcext:value-type="float">
            <text:p>83.93</text:p>
          </table:table-cell>
          <table:table-cell office:value-type="float" office:value="84.269997" calcext:value-type="float">
            <text:p>84.269997</text:p>
          </table:table-cell>
          <table:table-cell office:value-type="float" office:value="83.8489" calcext:value-type="float">
            <text:p>83.8489</text:p>
          </table:table-cell>
          <table:table-cell office:value-type="float" office:value="17939700" calcext:value-type="float">
            <text:p>17939700</text:p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office:value-type="float" office:value="84.139999" calcext:value-type="float">
            <text:p>84.139999</text:p>
          </table:table-cell>
          <table:table-cell office:value-type="float" office:value="84.610001" calcext:value-type="float">
            <text:p>84.610001</text:p>
          </table:table-cell>
          <table:table-cell office:value-type="float" office:value="83.830002" calcext:value-type="float">
            <text:p>83.830002</text:p>
          </table:table-cell>
          <table:table-cell office:value-type="float" office:value="84.559998" calcext:value-type="float">
            <text:p>84.559998</text:p>
          </table:table-cell>
          <table:table-cell office:value-type="float" office:value="84.137451" calcext:value-type="float">
            <text:p>84.137451</text:p>
          </table:table-cell>
          <table:table-cell office:value-type="float" office:value="18034200" calcext:value-type="float">
            <text:p>18034200</text:p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office:value-type="float" office:value="84.110001" calcext:value-type="float">
            <text:p>84.110001</text:p>
          </table:table-cell>
          <table:table-cell office:value-type="float" office:value="84.269997" calcext:value-type="float">
            <text:p>84.269997</text:p>
          </table:table-cell>
          <table:table-cell office:value-type="float" office:value="82.900002" calcext:value-type="float">
            <text:p>82.900002</text:p>
          </table:table-cell>
          <table:table-cell office:value-type="float" office:value="84.089996" calcext:value-type="float">
            <text:p>84.089996</text:p>
          </table:table-cell>
          <table:table-cell office:value-type="float" office:value="83.6698" calcext:value-type="float">
            <text:p>83.6698</text:p>
          </table:table-cell>
          <table:table-cell office:value-type="float" office:value="21178400" calcext:value-type="float">
            <text:p>21178400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float" office:value="83.790001" calcext:value-type="float">
            <text:p>83.790001</text:p>
          </table:table-cell>
          <table:table-cell office:value-type="float" office:value="84.099998" calcext:value-type="float">
            <text:p>84.099998</text:p>
          </table:table-cell>
          <table:table-cell office:value-type="float" office:value="83.230003" calcext:value-type="float">
            <text:p>83.230003</text:p>
          </table:table-cell>
          <table:table-cell office:value-type="float" office:value="83.870003" calcext:value-type="float">
            <text:p>83.870003</text:p>
          </table:table-cell>
          <table:table-cell office:value-type="float" office:value="83.450905" calcext:value-type="float">
            <text:p>83.450905</text:p>
          </table:table-cell>
          <table:table-cell office:value-type="float" office:value="19397800" calcext:value-type="float">
            <text:p>19397800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83.660004" calcext:value-type="float">
            <text:p>83.660004</text:p>
          </table:table-cell>
          <table:table-cell office:value-type="float" office:value="83.940002" calcext:value-type="float">
            <text:p>83.940002</text:p>
          </table:table-cell>
          <table:table-cell office:value-type="float" office:value="83.459999" calcext:value-type="float">
            <text:p>83.459999</text:p>
          </table:table-cell>
          <table:table-cell office:value-type="float" office:value="83.93" calcext:value-type="float">
            <text:p>83.93</text:p>
          </table:table-cell>
          <table:table-cell office:value-type="float" office:value="83.510597" calcext:value-type="float">
            <text:p>83.510597</text:p>
          </table:table-cell>
          <table:table-cell office:value-type="float" office:value="14196900" calcext:value-type="float">
            <text:p>14196900</text:p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office:value-type="float" office:value="83.5" calcext:value-type="float">
            <text:p>83.5</text:p>
          </table:table-cell>
          <table:table-cell office:value-type="float" office:value="84.099998" calcext:value-type="float">
            <text:p>84.099998</text:p>
          </table:table-cell>
          <table:table-cell office:value-type="float" office:value="82.980003" calcext:value-type="float">
            <text:p>82.980003</text:p>
          </table:table-cell>
          <table:table-cell office:value-type="float" office:value="84.050003" calcext:value-type="float">
            <text:p>84.050003</text:p>
          </table:table-cell>
          <table:table-cell office:value-type="float" office:value="83.630005" calcext:value-type="float">
            <text:p>83.630005</text:p>
          </table:table-cell>
          <table:table-cell office:value-type="float" office:value="18801300" calcext:value-type="float">
            <text:p>18801300</text:p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office:value-type="float" office:value="83.470001" calcext:value-type="float">
            <text:p>83.470001</text:p>
          </table:table-cell>
          <table:table-cell office:value-type="float" office:value="83.690002" calcext:value-type="float">
            <text:p>83.690002</text:p>
          </table:table-cell>
          <table:table-cell office:value-type="float" office:value="82.690002" calcext:value-type="float">
            <text:p>82.690002</text:p>
          </table:table-cell>
          <table:table-cell table:number-columns-repeated="2" office:value-type="float" office:value="82.980003" calcext:value-type="float">
            <text:p>82.980003</text:p>
          </table:table-cell>
          <table:table-cell office:value-type="float" office:value="19383100" calcext:value-type="float">
            <text:p>19383100</text:p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office:value-type="float" office:value="83.099998" calcext:value-type="float">
            <text:p>83.099998</text:p>
          </table:table-cell>
          <table:table-cell office:value-type="float" office:value="83.419998" calcext:value-type="float">
            <text:p>83.419998</text:p>
          </table:table-cell>
          <table:table-cell office:value-type="float" office:value="82.940002" calcext:value-type="float">
            <text:p>82.940002</text:p>
          </table:table-cell>
          <table:table-cell table:number-columns-repeated="2" office:value-type="float" office:value="83.199997" calcext:value-type="float">
            <text:p>83.199997</text:p>
          </table:table-cell>
          <table:table-cell office:value-type="float" office:value="20962800" calcext:value-type="float">
            <text:p>2096280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table:number-columns-repeated="2" office:value-type="float" office:value="83.120003" calcext:value-type="float">
            <text:p>83.120003</text:p>
          </table:table-cell>
          <table:table-cell office:value-type="float" office:value="82.239998" calcext:value-type="float">
            <text:p>82.239998</text:p>
          </table:table-cell>
          <table:table-cell table:number-columns-repeated="2" office:value-type="float" office:value="82.400002" calcext:value-type="float">
            <text:p>82.400002</text:p>
          </table:table-cell>
          <table:table-cell office:value-type="float" office:value="22079000" calcext:value-type="float">
            <text:p>220790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82.400002" calcext:value-type="float">
            <text:p>82.400002</text:p>
          </table:table-cell>
          <table:table-cell office:value-type="float" office:value="82.589996" calcext:value-type="float">
            <text:p>82.589996</text:p>
          </table:table-cell>
          <table:table-cell office:value-type="float" office:value="82.25" calcext:value-type="float">
            <text:p>82.25</text:p>
          </table:table-cell>
          <table:table-cell table:number-columns-repeated="2" office:value-type="float" office:value="82.529999" calcext:value-type="float">
            <text:p>82.529999</text:p>
          </table:table-cell>
          <table:table-cell office:value-type="float" office:value="16315000" calcext:value-type="float">
            <text:p>163150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float" office:value="82.739998" calcext:value-type="float">
            <text:p>82.739998</text:p>
          </table:table-cell>
          <table:table-cell office:value-type="float" office:value="83.839996" calcext:value-type="float">
            <text:p>83.839996</text:p>
          </table:table-cell>
          <table:table-cell office:value-type="float" office:value="82.739998" calcext:value-type="float">
            <text:p>82.739998</text:p>
          </table:table-cell>
          <table:table-cell table:number-columns-repeated="2" office:value-type="float" office:value="83.720001" calcext:value-type="float">
            <text:p>83.720001</text:p>
          </table:table-cell>
          <table:table-cell office:value-type="float" office:value="21237500" calcext:value-type="float">
            <text:p>212375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float" office:value="83.830002" calcext:value-type="float">
            <text:p>83.830002</text:p>
          </table:table-cell>
          <table:table-cell office:value-type="float" office:value="83.900002" calcext:value-type="float">
            <text:p>83.900002</text:p>
          </table:table-cell>
          <table:table-cell office:value-type="float" office:value="83.040001" calcext:value-type="float">
            <text:p>83.040001</text:p>
          </table:table-cell>
          <table:table-cell table:number-columns-repeated="2" office:value-type="float" office:value="83.110001" calcext:value-type="float">
            <text:p>83.110001</text:p>
          </table:table-cell>
          <table:table-cell office:value-type="float" office:value="20553100" calcext:value-type="float">
            <text:p>20553100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float" office:value="83.010002" calcext:value-type="float">
            <text:p>83.010002</text:p>
          </table:table-cell>
          <table:table-cell office:value-type="float" office:value="83.43" calcext:value-type="float">
            <text:p>83.43</text:p>
          </table:table-cell>
          <table:table-cell office:value-type="float" office:value="82.779999" calcext:value-type="float">
            <text:p>82.779999</text:p>
          </table:table-cell>
          <table:table-cell table:number-columns-repeated="2" office:value-type="float" office:value="83.260002" calcext:value-type="float">
            <text:p>83.260002</text:p>
          </table:table-cell>
          <table:table-cell office:value-type="float" office:value="7425600" calcext:value-type="float">
            <text:p>74256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83.309998" calcext:value-type="float">
            <text:p>83.309998</text:p>
          </table:table-cell>
          <table:table-cell office:value-type="float" office:value="83.980003" calcext:value-type="float">
            <text:p>83.980003</text:p>
          </table:table-cell>
          <table:table-cell office:value-type="float" office:value="83.300003" calcext:value-type="float">
            <text:p>83.300003</text:p>
          </table:table-cell>
          <table:table-cell table:number-columns-repeated="2" office:value-type="float" office:value="83.870003" calcext:value-type="float">
            <text:p>83.870003</text:p>
          </table:table-cell>
          <table:table-cell office:value-type="float" office:value="18265200" calcext:value-type="float">
            <text:p>18265200</text:p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office:value-type="float" office:value="84.07" calcext:value-type="float">
            <text:p>84.07</text:p>
          </table:table-cell>
          <table:table-cell office:value-type="float" office:value="85.059998" calcext:value-type="float">
            <text:p>85.059998</text:p>
          </table:table-cell>
          <table:table-cell office:value-type="float" office:value="84.019997" calcext:value-type="float">
            <text:p>84.019997</text:p>
          </table:table-cell>
          <table:table-cell table:number-columns-repeated="2" office:value-type="float" office:value="84.879997" calcext:value-type="float">
            <text:p>84.879997</text:p>
          </table:table-cell>
          <table:table-cell office:value-type="float" office:value="21926000" calcext:value-type="float">
            <text:p>21926000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84.709999" calcext:value-type="float">
            <text:p>84.709999</text:p>
          </table:table-cell>
          <table:table-cell office:value-type="float" office:value="84.919998" calcext:value-type="float">
            <text:p>84.919998</text:p>
          </table:table-cell>
          <table:table-cell office:value-type="float" office:value="83.18" calcext:value-type="float">
            <text:p>83.18</text:p>
          </table:table-cell>
          <table:table-cell table:number-columns-repeated="2" office:value-type="float" office:value="83.339996" calcext:value-type="float">
            <text:p>83.339996</text:p>
          </table:table-cell>
          <table:table-cell office:value-type="float" office:value="27381100" calcext:value-type="float">
            <text:p>27381100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3.510002" calcext:value-type="float">
            <text:p>83.510002</text:p>
          </table:table-cell>
          <table:table-cell office:value-type="float" office:value="84.519997" calcext:value-type="float">
            <text:p>84.519997</text:p>
          </table:table-cell>
          <table:table-cell office:value-type="float" office:value="83.339996" calcext:value-type="float">
            <text:p>83.339996</text:p>
          </table:table-cell>
          <table:table-cell table:number-columns-repeated="2" office:value-type="float" office:value="84.169998" calcext:value-type="float">
            <text:p>84.169998</text:p>
          </table:table-cell>
          <table:table-cell office:value-type="float" office:value="33054600" calcext:value-type="float">
            <text:p>33054600</text:p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83.599998" calcext:value-type="float">
            <text:p>83.599998</text:p>
          </table:table-cell>
          <table:table-cell office:value-type="float" office:value="84.809998" calcext:value-type="float">
            <text:p>84.809998</text:p>
          </table:table-cell>
          <table:table-cell office:value-type="float" office:value="83.220001" calcext:value-type="float">
            <text:p>83.220001</text:p>
          </table:table-cell>
          <table:table-cell table:number-columns-repeated="2" office:value-type="float" office:value="84.260002" calcext:value-type="float">
            <text:p>84.260002</text:p>
          </table:table-cell>
          <table:table-cell office:value-type="float" office:value="29532100" calcext:value-type="float">
            <text:p>29532100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84.419998" calcext:value-type="float">
            <text:p>84.419998</text:p>
          </table:table-cell>
          <table:table-cell office:value-type="float" office:value="84.43" calcext:value-type="float">
            <text:p>84.43</text:p>
          </table:table-cell>
          <table:table-cell office:value-type="float" office:value="80.699997" calcext:value-type="float">
            <text:p>80.699997</text:p>
          </table:table-cell>
          <table:table-cell table:number-columns-repeated="2" office:value-type="float" office:value="81.080002" calcext:value-type="float">
            <text:p>81.080002</text:p>
          </table:table-cell>
          <table:table-cell office:value-type="float" office:value="39094900" calcext:value-type="float">
            <text:p>39094900</text:p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office:value-type="float" office:value="81.339996" calcext:value-type="float">
            <text:p>81.339996</text:p>
          </table:table-cell>
          <table:table-cell office:value-type="float" office:value="82.68" calcext:value-type="float">
            <text:p>82.68</text:p>
          </table:table-cell>
          <table:table-cell office:value-type="float" office:value="80.980003" calcext:value-type="float">
            <text:p>80.980003</text:p>
          </table:table-cell>
          <table:table-cell table:number-columns-repeated="2" office:value-type="float" office:value="81.589996" calcext:value-type="float">
            <text:p>81.589996</text:p>
          </table:table-cell>
          <table:table-cell office:value-type="float" office:value="26152300" calcext:value-type="float">
            <text:p>26152300</text:p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office:value-type="float" office:value="81.550003" calcext:value-type="float">
            <text:p>81.550003</text:p>
          </table:table-cell>
          <table:table-cell office:value-type="float" office:value="83.139999" calcext:value-type="float">
            <text:p>83.139999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82.779999" calcext:value-type="float">
            <text:p>82.779999</text:p>
          </table:table-cell>
          <table:table-cell office:value-type="float" office:value="26162100" calcext:value-type="float">
            <text:p>26162100</text:p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82.540001" calcext:value-type="float">
            <text:p>82.540001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2.489998" calcext:value-type="float">
            <text:p>82.489998</text:p>
          </table:table-cell>
          <table:table-cell office:value-type="float" office:value="23184500" calcext:value-type="float">
            <text:p>23184500</text:p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office:value-type="float" office:value="83.629997" calcext:value-type="float">
            <text:p>83.629997</text:p>
          </table:table-cell>
          <table:table-cell office:value-type="float" office:value="84.580002" calcext:value-type="float">
            <text:p>84.580002</text:p>
          </table:table-cell>
          <table:table-cell office:value-type="float" office:value="83.330002" calcext:value-type="float">
            <text:p>83.330002</text:p>
          </table:table-cell>
          <table:table-cell table:number-columns-repeated="2" office:value-type="float" office:value="84.160004" calcext:value-type="float">
            <text:p>84.160004</text:p>
          </table:table-cell>
          <table:table-cell office:value-type="float" office:value="24489100" calcext:value-type="float">
            <text:p>24489100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84.290001" calcext:value-type="float">
            <text:p>84.290001</text:p>
          </table:table-cell>
          <table:table-cell office:value-type="float" office:value="85.370003" calcext:value-type="float">
            <text:p>85.370003</text:p>
          </table:table-cell>
          <table:table-cell office:value-type="float" office:value="84.120003" calcext:value-type="float">
            <text:p>84.120003</text:p>
          </table:table-cell>
          <table:table-cell table:number-columns-repeated="2" office:value-type="float" office:value="85.230003" calcext:value-type="float">
            <text:p>85.230003</text:p>
          </table:table-cell>
          <table:table-cell office:value-type="float" office:value="22857900" calcext:value-type="float">
            <text:p>22857900</text:p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office:value-type="float" office:value="85.309998" calcext:value-type="float">
            <text:p>85.309998</text:p>
          </table:table-cell>
          <table:table-cell office:value-type="float" office:value="86.050003" calcext:value-type="float">
            <text:p>86.050003</text:p>
          </table:table-cell>
          <table:table-cell office:value-type="float" office:value="85.080002" calcext:value-type="float">
            <text:p>85.080002</text:p>
          </table:table-cell>
          <table:table-cell table:number-columns-repeated="2" office:value-type="float" office:value="85.580002" calcext:value-type="float">
            <text:p>85.580002</text:p>
          </table:table-cell>
          <table:table-cell office:value-type="float" office:value="23924100" calcext:value-type="float">
            <text:p>23924100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float" office:value="85.739998" calcext:value-type="float">
            <text:p>85.739998</text:p>
          </table:table-cell>
          <table:table-cell office:value-type="float" office:value="86" calcext:value-type="float">
            <text:p>86</text:p>
          </table:table-cell>
          <table:table-cell office:value-type="float" office:value="85.169998" calcext:value-type="float">
            <text:p>85.169998</text:p>
          </table:table-cell>
          <table:table-cell table:number-columns-repeated="2" office:value-type="float" office:value="85.349998" calcext:value-type="float">
            <text:p>85.349998</text:p>
          </table:table-cell>
          <table:table-cell office:value-type="float" office:value="22062700" calcext:value-type="float">
            <text:p>22062700</text:p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office:value-type="float" office:value="85.43" calcext:value-type="float">
            <text:p>85.43</text:p>
          </table:table-cell>
          <table:table-cell office:value-type="float" office:value="85.870003" calcext:value-type="float">
            <text:p>85.870003</text:p>
          </table:table-cell>
          <table:table-cell office:value-type="float" office:value="84.529999" calcext:value-type="float">
            <text:p>84.529999</text:p>
          </table:table-cell>
          <table:table-cell table:number-columns-repeated="2" office:value-type="float" office:value="84.690002" calcext:value-type="float">
            <text:p>84.690002</text:p>
          </table:table-cell>
          <table:table-cell office:value-type="float" office:value="19306000" calcext:value-type="float">
            <text:p>19306000</text:p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office:value-type="float" office:value="85.260002" calcext:value-type="float">
            <text:p>85.260002</text:p>
          </table:table-cell>
          <table:table-cell office:value-type="float" office:value="87.089996" calcext:value-type="float">
            <text:p>87.089996</text:p>
          </table:table-cell>
          <table:table-cell office:value-type="float" office:value="84.879997" calcext:value-type="float">
            <text:p>84.879997</text:p>
          </table:table-cell>
          <table:table-cell table:number-columns-repeated="2" office:value-type="float" office:value="86.849998" calcext:value-type="float">
            <text:p>86.849998</text:p>
          </table:table-cell>
          <table:table-cell office:value-type="float" office:value="53936700" calcext:value-type="float">
            <text:p>53936700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87.120003" calcext:value-type="float">
            <text:p>87.120003</text:p>
          </table:table-cell>
          <table:table-cell office:value-type="float" office:value="87.5" calcext:value-type="float">
            <text:p>87.5</text:p>
          </table:table-cell>
          <table:table-cell office:value-type="float" office:value="86.230003" calcext:value-type="float">
            <text:p>86.230003</text:p>
          </table:table-cell>
          <table:table-cell table:number-columns-repeated="2" office:value-type="float" office:value="86.379997" calcext:value-type="float">
            <text:p>86.379997</text:p>
          </table:table-cell>
          <table:table-cell office:value-type="float" office:value="22283800" calcext:value-type="float">
            <text:p>22283800</text:p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table:number-columns-repeated="2" office:value-type="float" office:value="86.349998" calcext:value-type="float">
            <text:p>86.349998</text:p>
          </table:table-cell>
          <table:table-cell office:value-type="float" office:value="85.269997" calcext:value-type="float">
            <text:p>85.269997</text:p>
          </table:table-cell>
          <table:table-cell table:number-columns-repeated="2" office:value-type="float" office:value="85.830002" calcext:value-type="float">
            <text:p>85.830002</text:p>
          </table:table-cell>
          <table:table-cell office:value-type="float" office:value="23524800" calcext:value-type="float">
            <text:p>23524800</text:p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office:value-type="float" office:value="86.199997" calcext:value-type="float">
            <text:p>86.199997</text:p>
          </table:table-cell>
          <table:table-cell office:value-type="float" office:value="86.300003" calcext:value-type="float">
            <text:p>86.300003</text:p>
          </table:table-cell>
          <table:table-cell office:value-type="float" office:value="84.709999" calcext:value-type="float">
            <text:p>84.709999</text:p>
          </table:table-cell>
          <table:table-cell table:number-columns-repeated="2" office:value-type="float" office:value="85.519997" calcext:value-type="float">
            <text:p>85.519997</text:p>
          </table:table-cell>
          <table:table-cell office:value-type="float" office:value="23674900" calcext:value-type="float">
            <text:p>23674900</text:p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office:value-type="float" office:value="86.050003" calcext:value-type="float">
            <text:p>86.050003</text:p>
          </table:table-cell>
          <table:table-cell office:value-type="float" office:value="86.099998" calcext:value-type="float">
            <text:p>86.099998</text:p>
          </table:table-cell>
          <table:table-cell office:value-type="float" office:value="85.400002" calcext:value-type="float">
            <text:p>85.400002</text:p>
          </table:table-cell>
          <table:table-cell table:number-columns-repeated="2" office:value-type="float" office:value="85.5" calcext:value-type="float">
            <text:p>85.5</text:p>
          </table:table-cell>
          <table:table-cell office:value-type="float" office:value="17990700" calcext:value-type="float">
            <text:p>17990700</text:p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office:value-type="float" office:value="85.400002" calcext:value-type="float">
            <text:p>85.400002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84.919998" calcext:value-type="float">
            <text:p>84.919998</text:p>
          </table:table-cell>
          <table:table-cell table:number-columns-repeated="2" office:value-type="float" office:value="85.510002" calcext:value-type="float">
            <text:p>85.510002</text:p>
          </table:table-cell>
          <table:table-cell office:value-type="float" office:value="14145800" calcext:value-type="float">
            <text:p>14145800</text:p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office:value-type="float" office:value="85.309998" calcext:value-type="float">
            <text:p>85.309998</text:p>
          </table:table-cell>
          <table:table-cell office:value-type="float" office:value="85.529999" calcext:value-type="float">
            <text:p>85.529999</text:p>
          </table:table-cell>
          <table:table-cell office:value-type="float" office:value="85.029999" calcext:value-type="float">
            <text:p>85.029999</text:p>
          </table:table-cell>
          <table:table-cell table:number-columns-repeated="2" office:value-type="float" office:value="85.400002" calcext:value-type="float">
            <text:p>85.400002</text:p>
          </table:table-cell>
          <table:table-cell office:value-type="float" office:value="9891200" calcext:value-type="float">
            <text:p>9891200</text:p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office:value-type="float" office:value="85.650002" calcext:value-type="float">
            <text:p>85.650002</text:p>
          </table:table-cell>
          <table:table-cell office:value-type="float" office:value="85.980003" calcext:value-type="float">
            <text:p>85.980003</text:p>
          </table:table-cell>
          <table:table-cell office:value-type="float" office:value="85.220001" calcext:value-type="float">
            <text:p>85.220001</text:p>
          </table:table-cell>
          <table:table-cell table:number-columns-repeated="2" office:value-type="float" office:value="85.709999" calcext:value-type="float">
            <text:p>85.709999</text:p>
          </table:table-cell>
          <table:table-cell office:value-type="float" office:value="14678000" calcext:value-type="float">
            <text:p>146780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float" office:value="85.900002" calcext:value-type="float">
            <text:p>85.900002</text:p>
          </table:table-cell>
          <table:table-cell office:value-type="float" office:value="85.93" calcext:value-type="float">
            <text:p>85.93</text:p>
          </table:table-cell>
          <table:table-cell office:value-type="float" office:value="85.550003" calcext:value-type="float">
            <text:p>85.550003</text:p>
          </table:table-cell>
          <table:table-cell table:number-columns-repeated="2" office:value-type="float" office:value="85.720001" calcext:value-type="float">
            <text:p>85.720001</text:p>
          </table:table-cell>
          <table:table-cell office:value-type="float" office:value="10594300" calcext:value-type="float">
            <text:p>1059430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86.050003" calcext:value-type="float">
            <text:p>86.050003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5.540001" calcext:value-type="float">
            <text:p>85.540001</text:p>
          </table:table-cell>
          <table:table-cell office:value-type="float" office:value="18717400" calcext:value-type="float">
            <text:p>1871740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86.129997" calcext:value-type="float">
            <text:p>86.129997</text:p>
          </table:table-cell>
          <table:table-cell office:value-type="float" office:value="86.309998" calcext:value-type="float">
            <text:p>86.309998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5.949997" calcext:value-type="float">
            <text:p>85.949997</text:p>
          </table:table-cell>
          <table:table-cell office:value-type="float" office:value="22483800" calcext:value-type="float">
            <text:p>2248380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86.059998" calcext:value-type="float">
            <text:p>86.059998</text:p>
          </table:table-cell>
          <table:table-cell office:value-type="float" office:value="86.510002" calcext:value-type="float">
            <text:p>86.510002</text:p>
          </table:table-cell>
          <table:table-cell office:value-type="float" office:value="85.970001" calcext:value-type="float">
            <text:p>85.970001</text:p>
          </table:table-cell>
          <table:table-cell table:number-columns-repeated="2" office:value-type="float" office:value="86.349998" calcext:value-type="float">
            <text:p>86.349998</text:p>
          </table:table-cell>
          <table:table-cell office:value-type="float" office:value="26061400" calcext:value-type="float">
            <text:p>2606140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86.589996" calcext:value-type="float">
            <text:p>86.589996</text:p>
          </table:table-cell>
          <table:table-cell office:value-type="float" office:value="87.660004" calcext:value-type="float">
            <text:p>87.660004</text:p>
          </table:table-cell>
          <table:table-cell office:value-type="float" office:value="86.57" calcext:value-type="float">
            <text:p>86.57</text:p>
          </table:table-cell>
          <table:table-cell table:number-columns-repeated="2" office:value-type="float" office:value="87.110001" calcext:value-type="float">
            <text:p>87.110001</text:p>
          </table:table-cell>
          <table:table-cell office:value-type="float" office:value="21912000" calcext:value-type="float">
            <text:p>2191200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87.660004" calcext:value-type="float">
            <text:p>87.660004</text:p>
          </table:table-cell>
          <table:table-cell office:value-type="float" office:value="88.410004" calcext:value-type="float">
            <text:p>88.410004</text:p>
          </table:table-cell>
          <table:table-cell office:value-type="float" office:value="87.43" calcext:value-type="float">
            <text:p>87.43</text:p>
          </table:table-cell>
          <table:table-cell table:number-columns-repeated="2" office:value-type="float" office:value="88.190002" calcext:value-type="float">
            <text:p>88.190002</text:p>
          </table:table-cell>
          <table:table-cell office:value-type="float" office:value="23407100" calcext:value-type="float">
            <text:p>2340710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88.199997" calcext:value-type="float">
            <text:p>88.199997</text:p>
          </table:table-cell>
          <table:table-cell office:value-type="float" office:value="88.580002" calcext:value-type="float">
            <text:p>88.580002</text:p>
          </table:table-cell>
          <table:table-cell office:value-type="float" office:value="87.599998" calcext:value-type="float">
            <text:p>87.599998</text:p>
          </table:table-cell>
          <table:table-cell table:number-columns-repeated="2" office:value-type="float" office:value="88.279999" calcext:value-type="float">
            <text:p>88.279999</text:p>
          </table:table-cell>
          <table:table-cell office:value-type="float" office:value="22113000" calcext:value-type="float">
            <text:p>2211300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88.730003" calcext:value-type="float">
            <text:p>88.730003</text:p>
          </table:table-cell>
          <table:table-cell office:value-type="float" office:value="87.860001" calcext:value-type="float">
            <text:p>87.860001</text:p>
          </table:table-cell>
          <table:table-cell table:number-columns-repeated="2" office:value-type="float" office:value="88.220001" calcext:value-type="float">
            <text:p>88.220001</text:p>
          </table:table-cell>
          <table:table-cell office:value-type="float" office:value="19484300" calcext:value-type="float">
            <text:p>1948430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87.860001" calcext:value-type="float">
            <text:p>87.860001</text:p>
          </table:table-cell>
          <table:table-cell office:value-type="float" office:value="88.190002" calcext:value-type="float">
            <text:p>88.190002</text:p>
          </table:table-cell>
          <table:table-cell office:value-type="float" office:value="87.410004" calcext:value-type="float">
            <text:p>87.410004</text:p>
          </table:table-cell>
          <table:table-cell table:number-columns-repeated="2" office:value-type="float" office:value="87.82" calcext:value-type="float">
            <text:p>87.82</text:p>
          </table:table-cell>
          <table:table-cell office:value-type="float" office:value="18652200" calcext:value-type="float">
            <text:p>18652200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table:number-columns-repeated="2" office:value-type="float" office:value="88.129997" calcext:value-type="float">
            <text:p>88.129997</text:p>
          </table:table-cell>
          <table:table-cell office:value-type="float" office:value="87.239998" calcext:value-type="float">
            <text:p>87.239998</text:p>
          </table:table-cell>
          <table:table-cell table:number-columns-repeated="2" office:value-type="float" office:value="88.080002" calcext:value-type="float">
            <text:p>88.080002</text:p>
          </table:table-cell>
          <table:table-cell office:value-type="float" office:value="17808900" calcext:value-type="float">
            <text:p>17808900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88.669998" calcext:value-type="float">
            <text:p>88.669998</text:p>
          </table:table-cell>
          <table:table-cell office:value-type="float" office:value="89.779999" calcext:value-type="float">
            <text:p>89.779999</text:p>
          </table:table-cell>
          <table:table-cell office:value-type="float" office:value="88.449997" calcext:value-type="float">
            <text:p>88.449997</text:p>
          </table:table-cell>
          <table:table-cell table:number-columns-repeated="2" office:value-type="float" office:value="89.599998" calcext:value-type="float">
            <text:p>89.599998</text:p>
          </table:table-cell>
          <table:table-cell office:value-type="float" office:value="24271500" calcext:value-type="float">
            <text:p>24271500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90.099998" calcext:value-type="float">
            <text:p>90.099998</text:p>
          </table:table-cell>
          <table:table-cell office:value-type="float" office:value="90.790001" calcext:value-type="float">
            <text:p>90.790001</text:p>
          </table:table-cell>
          <table:table-cell office:value-type="float" office:value="88.010002" calcext:value-type="float">
            <text:p>88.010002</text:p>
          </table:table-cell>
          <table:table-cell table:number-columns-repeated="2" office:value-type="float" office:value="88.349998" calcext:value-type="float">
            <text:p>88.349998</text:p>
          </table:table-cell>
          <table:table-cell office:value-type="float" office:value="36599700" calcext:value-type="float">
            <text:p>36599700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89.080002" calcext:value-type="float">
            <text:p>89.080002</text:p>
          </table:table-cell>
          <table:table-cell office:value-type="float" office:value="90.279999" calcext:value-type="float">
            <text:p>90.279999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90.139999" calcext:value-type="float">
            <text:p>90.139999</text:p>
          </table:table-cell>
          <table:table-cell office:value-type="float" office:value="25621200" calcext:value-type="float">
            <text:p>25621200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90.669998" calcext:value-type="float">
            <text:p>90.669998</text:p>
          </table:table-cell>
          <table:table-cell office:value-type="float" office:value="89.660004" calcext:value-type="float">
            <text:p>89.660004</text:p>
          </table:table-cell>
          <table:table-cell table:number-columns-repeated="2" office:value-type="float" office:value="90.099998" calcext:value-type="float">
            <text:p>90.099998</text:p>
          </table:table-cell>
          <table:table-cell office:value-type="float" office:value="24159700" calcext:value-type="float">
            <text:p>2415970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90.139999" calcext:value-type="float">
            <text:p>90.139999</text:p>
          </table:table-cell>
          <table:table-cell office:value-type="float" office:value="90.610001" calcext:value-type="float">
            <text:p>90.610001</text:p>
          </table:table-cell>
          <table:table-cell office:value-type="float" office:value="89.660004" calcext:value-type="float">
            <text:p>89.66000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6875000" calcext:value-type="float">
            <text:p>36875000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90" calcext:value-type="float">
            <text:p>90</text:p>
          </table:table-cell>
          <table:table-cell office:value-type="float" office:value="91.620003" calcext:value-type="float">
            <text:p>91.620003</text:p>
          </table:table-cell>
          <table:table-cell office:value-type="float" office:value="89.739998" calcext:value-type="float">
            <text:p>89.739998</text:p>
          </table:table-cell>
          <table:table-cell table:number-columns-repeated="2" office:value-type="float" office:value="91.610001" calcext:value-type="float">
            <text:p>91.610001</text:p>
          </table:table-cell>
          <table:table-cell office:value-type="float" office:value="23601600" calcext:value-type="float">
            <text:p>23601600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91.900002" calcext:value-type="float">
            <text:p>91.900002</text:p>
          </table:table-cell>
          <table:table-cell office:value-type="float" office:value="92.300003" calcext:value-type="float">
            <text:p>92.300003</text:p>
          </table:table-cell>
          <table:table-cell office:value-type="float" office:value="91.540001" calcext:value-type="float">
            <text:p>91.540001</text:p>
          </table:table-cell>
          <table:table-cell table:number-columns-repeated="2" office:value-type="float" office:value="91.900002" calcext:value-type="float">
            <text:p>91.900002</text:p>
          </table:table-cell>
          <table:table-cell office:value-type="float" office:value="23412800" calcext:value-type="float">
            <text:p>23412800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92.550003" calcext:value-type="float">
            <text:p>92.550003</text:p>
          </table:table-cell>
          <table:table-cell office:value-type="float" office:value="93.43" calcext:value-type="float">
            <text:p>93.43</text:p>
          </table:table-cell>
          <table:table-cell office:value-type="float" office:value="91.580002" calcext:value-type="float">
            <text:p>91.580002</text:p>
          </table:table-cell>
          <table:table-cell table:number-columns-repeated="2" office:value-type="float" office:value="91.82" calcext:value-type="float">
            <text:p>91.82</text:p>
          </table:table-cell>
          <table:table-cell office:value-type="float" office:value="33277500" calcext:value-type="float">
            <text:p>33277500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92.470001" calcext:value-type="float">
            <text:p>92.470001</text:p>
          </table:table-cell>
          <table:table-cell office:value-type="float" office:value="93.239998" calcext:value-type="float">
            <text:p>93.239998</text:p>
          </table:table-cell>
          <table:table-cell office:value-type="float" office:value="91.93" calcext:value-type="float">
            <text:p>91.93</text:p>
          </table:table-cell>
          <table:table-cell table:number-columns-repeated="2" office:value-type="float" office:value="92.330002" calcext:value-type="float">
            <text:p>92.330002</text:p>
          </table:table-cell>
          <table:table-cell office:value-type="float" office:value="24511300" calcext:value-type="float">
            <text:p>24511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8" meta:object-count="0"/>
    <meta:generator>LibreOffice/5.1.6.2$Linux_X86_64 LibreOffice_project/10m0$Build-2</meta:generator>
  </office:meta>
</office:document-meta>
</file>